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088cm" fo:padding-bottom="0.088cm" fo:padding-left="0.213cm" fo:padding-right="0.213cm" draw:shadow="hidden"/>
    </style:style>
    <style:style style:name="gr2" style:family="graphic" style:parent-style-name="standard">
      <style:graphic-properties svg:stroke-width="0cm" draw:marker-start-width="0.2cm" draw:marker-end-width="0.2cm" draw:textarea-horizontal-align="center" draw:textarea-vertical-align="middle" fo:padding-top="0.088cm" fo:padding-bottom="0.088cm" fo:padding-left="0.213cm" fo:padding-right="0.213cm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4cm" fo:padding-bottom="0.164cm" fo:padding-left="0.289cm" fo:padding-right="0.289cm"/>
    </style:style>
    <style:style style:name="gr4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088cm" fo:padding-bottom="0.088cm" fo:padding-left="0.213cm" fo:padding-right="0.213cm" draw:shadow="hidden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cm" draw:marker-start-width="0.2cm" draw:marker-end="Arrow" draw:marker-end-width="0.102cm" draw:textarea-horizontal-align="center" draw:textarea-vertical-align="middle" fo:padding-top="0.088cm" fo:padding-bottom="0.088cm" fo:padding-left="0.213cm" fo:padding-right="0.213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53cm" fo:min-width="0.249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74cm" fo:min-width="0cm"/>
    </style:style>
    <style:style style:name="gr10" style:family="graphic" style:parent-style-name="objectwithoutfill">
      <style:graphic-properties svg:stroke-width="0cm" draw:marker-start-width="0.2cm" draw:marker-end-width="0.2cm" draw:fill="none" draw:textarea-horizontal-align="center" draw:textarea-vertical-align="middle" fo:padding-top="0.088cm" fo:padding-bottom="0.088cm" fo:padding-left="0.213cm" fo:padding-right="0.213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17cm" fo:min-width="2.052cm"/>
    </style:style>
    <style:style style:name="gr13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1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.994cm"/>
    </style:style>
    <style:style style:name="gr15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26cm" fo:min-width="0.093cm"/>
    </style:style>
    <style:style style:name="gr17" style:family="graphic" style:parent-style-name="standard">
      <style:graphic-properties svg:stroke-width="0cm" draw:marker-start-width="0.279cm" draw:marker-end-width="0.279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18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088cm" fo:padding-bottom="0.088cm" fo:padding-left="0.213cm" fo:padding-right="0.213cm"/>
    </style:style>
    <style:style style:name="gr19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20" style:family="graphic" style:parent-style-name="standard">
      <style:graphic-properties svg:stroke-width="0cm" draw:marker-start-width="0.279cm" draw:marker-end-width="0.279cm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2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2cm" svg:height="0.396cm" svg:x="5.244cm" svg:y="2.272cm" svg:viewBox="0 0 321 397" svg:d="m0 397c170-65 262-220 321-397">
          <text:p/>
        </draw:path>
        <draw:path draw:style-name="gr1" draw:text-style-name="P1" draw:layer="layout" svg:width="0.435cm" svg:height="1.052cm" svg:x="5.199cm" svg:y="1.041cm" svg:viewBox="0 0 436 1053" svg:d="m423 1053c8-65 13-133 13-204-2-412-208-736-436-849">
          <text:p/>
        </draw:path>
        <draw:line draw:style-name="gr2" draw:text-style-name="P1" draw:layer="layout" svg:x1="5.624cm" svg:y1="2.094cm" svg:x2="5.242cm" svg:y2="2.092cm">
          <text:p/>
        </draw:line>
        <draw:line draw:style-name="gr3" draw:text-style-name="P1" draw:id="id6" draw:layer="layout" svg:x1="3.251cm" svg:y1="1.371cm" svg:x2="0.264cm" svg:y2="1.371cm">
          <draw:glue-point draw:id="4" svg:x="3.707cm" svg:y="-30cm"/>
          <text:p/>
        </draw:line>
        <draw:line draw:style-name="gr3" draw:text-style-name="P1" draw:layer="layout" svg:x1="3.253cm" svg:y1="2.403cm" svg:x2="0.264cm" svg:y2="2.402cm">
          <draw:glue-point draw:id="4" svg:x="3.686cm" svg:y="70cm"/>
          <text:p/>
        </draw:line>
        <draw:line draw:style-name="gr3" draw:text-style-name="P1" draw:layer="layout" svg:x1="0.264cm" svg:y1="1.33cm" svg:x2="0.264cm" svg:y2="2.438cm">
          <text:p/>
        </draw:line>
        <draw:line draw:style-name="gr3" draw:text-style-name="P1" draw:layer="layout" svg:x1="3.942cm" svg:y1="1.767cm" svg:x2="3.251cm" svg:y2="1.767cm">
          <text:p/>
        </draw:line>
        <draw:line draw:style-name="gr4" draw:text-style-name="P1" draw:layer="layout" svg:x1="3.942cm" svg:y1="1.96cm" svg:x2="3.251cm" svg:y2="1.959cm">
          <text:p/>
        </draw:line>
        <draw:line draw:style-name="gr3" draw:text-style-name="P1" draw:layer="layout" svg:x1="3.251cm" svg:y1="1.798cm" svg:x2="3.251cm" svg:y2="1.33cm">
          <text:p/>
        </draw:line>
        <draw:line draw:style-name="gr3" draw:text-style-name="P1" draw:layer="layout" svg:x1="3.251cm" svg:y1="1.92cm" svg:x2="3.251cm" svg:y2="2.438cm">
          <text:p/>
        </draw:line>
        <draw:path draw:style-name="gr5" draw:text-style-name="P1" draw:layer="layout" svg:width="0.351cm" svg:height="0.064cm" svg:x="4.583cm" svg:y="0.979cm" svg:viewBox="0 0 352 65" svg:d="m0 41c58-34 118-41 186-41s108 31 166 65">
          <text:p/>
        </draw:path>
        <draw:line draw:style-name="gr2" draw:text-style-name="P1" draw:layer="layout" svg:x1="4.58cm" svg:y1="1.023cm" svg:x2="4.579cm" svg:y2="0.453cm">
          <text:p/>
        </draw:line>
        <draw:line draw:style-name="gr2" draw:text-style-name="P1" draw:layer="layout" svg:x1="4.932cm" svg:y1="1.048cm" svg:x2="4.932cm" svg:y2="0.489cm">
          <text:p/>
        </draw:line>
        <draw:line draw:style-name="gr2" draw:text-style-name="P1" draw:layer="layout" svg:x1="4.725cm" svg:y1="1.029cm" svg:x2="4.914cm" svg:y2="1.029cm">
          <text:p/>
        </draw:line>
        <draw:line draw:style-name="gr2" draw:text-style-name="P1" draw:layer="layout" svg:x1="4.929cm" svg:y1="1.045cm" svg:x2="5.274cm" svg:y2="1.045cm">
          <text:p/>
        </draw:line>
        <draw:line draw:style-name="gr2" draw:text-style-name="P1" draw:layer="layout" svg:x1="5.274cm" svg:y1="1.048cm" svg:x2="5.274cm" svg:y2="0.486cm">
          <text:p/>
        </draw:line>
        <draw:line draw:style-name="gr2" draw:text-style-name="P1" draw:layer="layout" svg:x1="5.571cm" svg:y1="2.279cm" svg:x2="5.181cm" svg:y2="2.265cm">
          <text:p/>
        </draw:line>
        <draw:path draw:style-name="gr5" draw:text-style-name="P1" draw:layer="layout" svg:width="-0.351cm" svg:height="-0.064cm" svg:x="4.969cm" svg:y="2.734cm" svg:viewBox="0 0 -352 -65" svg:d="m352-5427c-58-34-118-41-186-41s-108 31-166 65">
          <text:p/>
        </draw:path>
        <draw:line draw:style-name="gr2" draw:text-style-name="P1" draw:layer="layout" svg:x1="4.616cm" svg:y1="2.693cm" svg:x2="4.616cm" svg:y2="3.088cm">
          <text:p/>
        </draw:line>
        <draw:line draw:style-name="gr2" draw:text-style-name="P1" draw:layer="layout" svg:x1="4.966cm" svg:y1="2.665cm" svg:x2="4.965cm" svg:y2="3.124cm">
          <text:p/>
        </draw:line>
        <draw:line draw:style-name="gr2" draw:text-style-name="P1" draw:layer="layout" svg:x1="4.963cm" svg:y1="2.668cm" svg:x2="5.308cm" svg:y2="2.668cm">
          <text:p/>
        </draw:line>
        <draw:line draw:style-name="gr2" draw:text-style-name="P1" draw:layer="layout" svg:x1="5.308cm" svg:y1="2.665cm" svg:x2="5.307cm" svg:y2="3.121cm">
          <text:p/>
        </draw:line>
        <draw:line draw:style-name="gr2" draw:text-style-name="P1" draw:layer="layout" svg:x1="5.274cm" svg:y1="0.489cm" svg:x2="4.929cm" svg:y2="0.489cm">
          <text:p/>
        </draw:line>
        <draw:line draw:style-name="gr2" draw:text-style-name="P1" draw:layer="layout" svg:x1="4.934cm" svg:y1="0.49cm" svg:x2="4.576cm" svg:y2="0.453cm">
          <text:p/>
        </draw:line>
        <draw:line draw:style-name="gr2" draw:text-style-name="P1" draw:layer="layout" svg:x1="4.92cm" svg:y1="0.449cm" svg:x2="4.575cm" svg:y2="0.449cm">
          <text:p/>
        </draw:line>
        <draw:line draw:style-name="gr2" draw:text-style-name="P1" draw:layer="layout" svg:x1="4.97cm" svg:y1="3.122cm" svg:x2="5.304cm" svg:y2="3.122cm">
          <text:p/>
        </draw:line>
        <draw:line draw:style-name="gr2" draw:text-style-name="P1" draw:layer="layout" svg:x1="4.791cm" svg:y1="2.681cm" svg:x2="4.951cm" svg:y2="2.681cm">
          <text:p/>
        </draw:line>
        <draw:line draw:style-name="gr2" draw:text-style-name="P1" draw:layer="layout" svg:x1="5.273cm" svg:y1="0.488cm" svg:x2="4.915cm" svg:y2="0.451cm">
          <text:p/>
        </draw:line>
        <draw:line draw:style-name="gr2" draw:text-style-name="P1" draw:id="id2" draw:layer="layout" svg:x1="4.972cm" svg:y1="3.125cm" svg:x2="4.614cm" svg:y2="3.088cm">
          <text:p/>
        </draw:line>
        <draw:frame draw:style-name="gr6" draw:text-style-name="P2" draw:id="id1" draw:layer="layout" svg:width="1.641cm" svg:height="0.802cm" svg:x="2.859cm" svg:y="2.875cm">
          <draw:text-box>
            <text:p><text:span text:style-name="T1">کاربن بُش</text:span></text:p>
          </draw:text-box>
          <draw:glue-point draw:id="4" svg:x="3.375cm" svg:y="0.361cm"/>
        </draw:frame>
        <draw:connector draw:style-name="gr7" draw:text-style-name="P1" draw:layer="layout" draw:type="curve" svg:x1="4.232cm" svg:y1="3.304cm" svg:x2="4.793cm" svg:y2="3.125cm" draw:start-shape="id1" draw:start-glue-point="4" draw:end-shape="id2" draw:end-glue-point="2" svg:d="m4232 3304c374 0 561-59 561-179">
          <text:p/>
        </draw:connector>
        <draw:line draw:style-name="gr7" draw:text-style-name="P1" draw:layer="layout" svg:x1="1.069cm" svg:y1="2.814cm" svg:x2="1.069cm" svg:y2="1.008cm">
          <text:p/>
        </draw:line>
        <draw:line draw:style-name="gr7" draw:text-style-name="P1" draw:layer="layout" svg:x1="1.42cm" svg:y1="2.808cm" svg:x2="1.42cm" svg:y2="1.005cm">
          <text:p/>
        </draw:line>
        <draw:line draw:style-name="gr7" draw:text-style-name="P1" draw:layer="layout" svg:x1="0.719cm" svg:y1="2.811cm" svg:x2="0.719cm" svg:y2="1.005cm">
          <text:p/>
        </draw:line>
        <draw:line draw:style-name="gr7" draw:text-style-name="P1" draw:layer="layout" svg:x1="2.469cm" svg:y1="2.814cm" svg:x2="2.469cm" svg:y2="1.005cm">
          <text:p/>
        </draw:line>
        <draw:frame draw:style-name="gr6" draw:text-style-name="P3" draw:layer="layout" svg:width="0.807cm" svg:height="0.725cm" svg:x="1.097cm" svg:y="2.987cm">
          <draw:text-box>
            <text:p><text:span text:style-name="T2">N</text:span></text:p>
          </draw:text-box>
        </draw:frame>
        <draw:frame draw:style-name="gr8" draw:text-style-name="P3" draw:layer="layout" svg:width="0.786cm" svg:height="0.725cm" svg:x="1.076cm" svg:y="0.148cm">
          <draw:text-box>
            <text:p><text:span text:style-name="T2">S</text:span></text:p>
          </draw:text-box>
        </draw:frame>
        <draw:line draw:style-name="gr7" draw:text-style-name="P1" draw:layer="layout" svg:x1="1.808cm" svg:y1="2.815cm" svg:x2="1.808cm" svg:y2="1.006cm">
          <text:p/>
        </draw:line>
        <draw:line draw:style-name="gr7" draw:text-style-name="P1" draw:layer="layout" svg:x1="2.157cm" svg:y1="2.796cm" svg:x2="2.157cm" svg:y2="0.987cm">
          <text:p/>
        </draw:line>
        <draw:line draw:style-name="gr2" draw:text-style-name="P1" draw:layer="layout" svg:x1="0.416cm" svg:y1="0.24cm" svg:x2="0.416cm" svg:y2="0.773cm">
          <text:p/>
        </draw:line>
        <draw:line draw:style-name="gr2" draw:text-style-name="P1" draw:layer="layout" svg:x1="2.585cm" svg:y1="0.242cm" svg:x2="2.585cm" svg:y2="0.775cm">
          <text:p/>
        </draw:line>
        <draw:line draw:style-name="gr2" draw:text-style-name="P1" draw:layer="layout" svg:x1="0.405cm" svg:y1="0.765cm" svg:x2="2.592cm" svg:y2="0.765cm">
          <text:p/>
        </draw:line>
        <draw:line draw:style-name="gr2" draw:text-style-name="P1" draw:layer="layout" svg:x1="0.435cm" svg:y1="3.12cm" svg:x2="2.604cm" svg:y2="3.12cm">
          <text:p/>
        </draw:line>
        <draw:line draw:style-name="gr2" draw:text-style-name="P1" draw:layer="layout" svg:x1="0.453cm" svg:y1="3.107cm" svg:x2="0.453cm" svg:y2="3.529cm">
          <text:p/>
        </draw:line>
        <draw:line draw:style-name="gr2" draw:text-style-name="P1" draw:layer="layout" svg:x1="2.594cm" svg:y1="3.111cm" svg:x2="2.594cm" svg:y2="3.533cm">
          <text:p/>
        </draw:line>
        <draw:frame draw:style-name="gr9" draw:layer="layout" svg:width="0.875cm" svg:height="0.962cm" svg:x="6.646cm" svg:y="1.087cm">
          <draw:text-box>
            <text:p>+</text:p>
          </draw:text-box>
        </draw:frame>
        <draw:frame draw:style-name="gr6" draw:layer="layout" svg:width="0.714cm" svg:height="0.962cm" svg:x="6.738cm" svg:y="1.838cm">
          <draw:text-box>
            <text:p>-</text:p>
          </draw:text-box>
        </draw:frame>
        <draw:path draw:style-name="gr10" draw:text-style-name="P1" draw:layer="layout" svg:width="0.473cm" svg:height="1.957cm" draw:transform="rotate (0.982794901797822) translate (5.19415240638429cm 0.504101634639242cm)" svg:viewBox="0 0 474 1958" svg:d="m0 9224c221-91 395 124 453 316 73 240-58 460-158 657-106 209-259 415-240 668l-4 224 25 71">
          <text:p/>
        </draw:path>
        <draw:path draw:style-name="gr10" draw:text-style-name="P1" draw:layer="layout" svg:width="1.301cm" svg:height="1.153cm" draw:transform="rotate (-0.321664181143681) translate (5.64877015293912cm 1.94137525960073cm)" svg:viewBox="0 0 1302 1154" svg:d="m0 1262c200 23 422-63 506-284 86-228 82-509 325-650l163-94 175-58 133-64">
          <text:p/>
        </draw:path>
        <draw:frame draw:style-name="gr11" draw:layer="layout" svg:width="1.731cm" svg:height="1.002cm" svg:x="6.857cm" svg:y="1.39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1" draw:text-style-name="P1" draw:id="id4" draw:layer="layout" svg:width="0.435cm" svg:height="1.052cm" svg:x="5.494cm" svg:y="0.964cm" svg:viewBox="0 0 436 1053" svg:d="m423 1053c8-65 13-133 13-204-2-412-208-736-436-849">
          <text:p/>
        </draw:path>
        <draw:line draw:style-name="gr7" draw:text-style-name="P1" draw:layer="layout" svg:x1="5.693cm" svg:y1="1.138cm" svg:x2="5.506cm" svg:y2="0.966cm">
          <text:p/>
        </draw:line>
        <draw:connector draw:style-name="gr7" draw:text-style-name="P1" draw:layer="layout" draw:type="curve" svg:x1="6.95cm" svg:y1="0.689cm" svg:x2="5.93cm" svg:y2="1.49cm" draw:start-shape="id3" draw:start-glue-point="6" draw:end-shape="id4" draw:end-glue-point="1" svg:d="m6950 689c0 534-340 801-1020 801">
          <text:p/>
        </draw:connector>
        <draw:frame draw:style-name="gr12" draw:text-style-name="P2" draw:id="id3" draw:layer="layout" svg:width="2.552cm" svg:height="0.802cm" svg:x="6.226cm" svg:y="0.102cm">
          <draw:text-box>
            <text:p><text:span text:style-name="T1">گھومنے کی سمت</text:span></text:p>
          </draw:text-box>
          <draw:glue-point draw:id="4" svg:x="3.375cm" svg:y="0.361cm"/>
          <draw:glue-point draw:id="5" svg:x="-1.221cm" svg:y="-1.496cm"/>
          <draw:glue-point draw:id="6" svg:x="-2.166cm" svg:y="2.331cm"/>
        </draw:frame>
        <draw:frame draw:style-name="gr6" draw:text-style-name="P2" draw:id="id5" draw:layer="layout" svg:width="1.772cm" svg:height="0.802cm" svg:x="2.895cm" svg:y="0.142cm">
          <draw:text-box>
            <text:p><text:span text:style-name="T1">ایک چکر</text:span><text:span text:style-name="T1"> </text:span></text:p>
          </draw:text-box>
          <draw:glue-point draw:id="4" svg:x="-2.302cm" svg:y="2.468cm"/>
        </draw:frame>
        <draw:connector draw:style-name="gr13" draw:text-style-name="P1" draw:layer="layout" draw:type="curve" draw:line-skew="-0.955cm" svg:x1="3.374cm" svg:y1="0.74cm" svg:x2="2.864cm" svg:y2="1.371cm" draw:start-shape="id5" draw:start-glue-point="4" draw:end-shape="id6" draw:end-glue-point="4" svg:d="m3374 740c0 321-510 6-510 631">
          <text:p/>
        </draw:connector>
        <draw:frame draw:style-name="gr14" draw:text-style-name="P2" draw:id="id7" draw:layer="layout" svg:width="1.497cm" svg:height="0.802cm" svg:x="2.59cm" svg:y="2.397cm">
          <draw:text-box>
            <text:p><text:span text:style-name="T1">آلہِ تبدیل</text:span></text:p>
          </draw:text-box>
          <draw:glue-point draw:id="4" svg:x="3.375cm" svg:y="0.361cm"/>
        </draw:frame>
        <draw:connector draw:style-name="gr15" draw:text-style-name="P1" draw:layer="layout" draw:type="curve" draw:line-skew="-0.462cm" svg:x1="3.843cm" svg:y1="2.826cm" svg:x2="4.277cm" svg:y2="2.26cm" draw:start-shape="id7" draw:start-glue-point="4" svg:d="m3843 2826c424 0 208-566 434-566">
          <text:p/>
        </draw:connector>
        <draw:frame draw:style-name="gr9" draw:text-style-name="P3" draw:layer="layout" svg:width="0.748cm" svg:height="0.924cm" svg:x="4.724cm" svg:y="0.396cm">
          <draw:text-box>
            <text:p><text:span text:style-name="T2">+</text:span></text:p>
          </draw:text-box>
        </draw:frame>
        <draw:frame draw:style-name="gr16" draw:layer="layout" svg:width="0.714cm" svg:height="0.962cm" svg:x="4.765cm" svg:y="2.357cm">
          <draw:text-box>
            <text:p>-</text:p>
          </draw:text-box>
        </draw:frame>
        <draw:path draw:style-name="gr17" draw:text-style-name="P1" draw:layer="layout" svg:width="1.01cm" svg:height="1.062cm" svg:x="4.251cm" svg:y="1.036cm" svg:viewBox="0 0 1011 1063" svg:d="m898 1008c8-54 13-112 13-172 0-386-186-680-429-680-176 0-322 154-389 385l-93-53c81-292 263-488 483-488 299 0 528 362 528 837 0 79-7 155-19 226z">
          <text:p/>
        </draw:path>
        <draw:path draw:style-name="gr18" draw:text-style-name="P1" draw:layer="layout" svg:width="0.986cm" svg:height="0.998cm" svg:x="4.204cm" svg:y="1.683cm" svg:viewBox="0 0 987 999" svg:d="m105 57c-3 35-5 70-5 106 0 386 186 680 429 680 157 0 289-122 364-312l94 56c-90 250-259 412-459 412-299 0-528-362-528-837 0-56 3-110 9-162z">
          <text:p/>
        </draw:path>
        <draw:line draw:style-name="gr2" draw:text-style-name="P1" draw:layer="layout" svg:x1="5.482cm" svg:y1="2.216cm" svg:x2="5.1cm" svg:y2="2.214cm">
          <text:p/>
        </draw:line>
        <draw:line draw:style-name="gr19" draw:text-style-name="P1" draw:layer="layout" svg:x1="5.557cm" svg:y1="2.275cm" svg:x2="5.476cm" svg:y2="2.214cm">
          <text:p/>
        </draw:line>
        <draw:line draw:style-name="gr2" draw:text-style-name="P1" draw:layer="layout" svg:x1="4.683cm" svg:y1="1.749cm" svg:x2="4.301cm" svg:y2="1.747cm">
          <text:p/>
        </draw:line>
        <draw:line draw:style-name="gr2" draw:text-style-name="P1" draw:layer="layout" svg:x1="4.598cm" svg:y1="1.688cm" svg:x2="4.216cm" svg:y2="1.686cm">
          <text:p/>
        </draw:line>
        <draw:line draw:style-name="gr19" draw:text-style-name="P1" draw:layer="layout" svg:x1="4.683cm" svg:y1="1.747cm" svg:x2="4.592cm" svg:y2="1.686cm">
          <text:p/>
        </draw:line>
        <draw:line draw:style-name="gr2" draw:text-style-name="P1" draw:layer="layout" svg:x1="4.72cm" svg:y1="1.576cm" svg:x2="4.338cm" svg:y2="1.574cm">
          <text:p/>
        </draw:line>
        <draw:path draw:style-name="gr17" draw:text-style-name="P1" draw:layer="layout" svg:width="0.233cm" svg:height="0.294cm" svg:x="4.714cm" svg:y="1.28cm" svg:viewBox="0 0 234 295" svg:d="m0 295c66-212 123-224 234-295">
          <text:p/>
        </draw:path>
        <draw:path draw:style-name="gr20" draw:text-style-name="P1" draw:layer="layout" svg:width="0.257cm" svg:height="0.701cm" svg:x="4.683cm" svg:y="1.736cm" svg:viewBox="0 0 258 702" svg:d="m258 702c-154-98-258-335-258-622 0-27 1-54 3-80">
          <text:p/>
        </draw:path>
        <draw:frame draw:style-name="gr6" draw:text-style-name="P4" draw:layer="layout" svg:width="0.663cm" svg:height="0.911cm" svg:x="4.988cm" svg:y="1.933cm">
          <draw:text-box>
            <text:p><text:span text:style-name="T3">د</text:span></text:p>
          </draw:text-box>
        </draw:frame>
        <draw:frame draw:style-name="gr6" draw:text-style-name="P4" draw:layer="layout" svg:width="0.663cm" svg:height="0.911cm" svg:x="3.37cm" svg:y="1.676cm">
          <draw:text-box>
            <text:p><text:span text:style-name="T3">د</text:span></text:p>
          </draw:text-box>
        </draw:frame>
        <draw:frame draw:style-name="gr6" draw:text-style-name="P4" draw:layer="layout" svg:width="0.663cm" svg:height="0.911cm" svg:x="5.13cm" svg:y="1.446cm">
          <draw:text-box>
            <text:p><text:span text:style-name="T3">ڈ</text:span></text:p>
          </draw:text-box>
        </draw:frame>
        <draw:frame draw:style-name="gr6" draw:text-style-name="P4" draw:layer="layout" svg:width="0.663cm" svg:height="0.911cm" svg:x="3.37cm" svg:y="1.1cm">
          <draw:text-box>
            <text:p><text:span text:style-name="T3">ڈ</text:span></text:p>
          </draw:text-box>
        </draw:frame>
        <draw:line draw:style-name="gr21" draw:text-style-name="P1" draw:layer="layout" svg:x1="3.927cm" svg:y1="1.772cm" svg:x2="4.595cm" svg:y2="1.386cm">
          <text:p/>
        </draw:line>
        <draw:line draw:style-name="gr21" draw:text-style-name="P1" draw:layer="layout" svg:x1="3.919cm" svg:y1="1.96cm" svg:x2="4.531cm" svg:y2="2.1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row>
        <math:mo math:stretchy="false">−</math:mo>
        <math:mfrac>
          <math:mrow>
            <math:mi>d</math:mi>
            <math:mo math:stretchy="false">λ</math:mo>
          </math:mrow>
          <math:mrow>
            <math:mi>d</math:mi>
            <math:mi>t</math:mi>
          </math:mrow>
        </math:mfrac>
      </math:mrow>
    </math:mrow>
    <math:annotation math:encoding="StarMath 5.0">e=- {{d %lambda} over {d t}}</math:annotation>
  </math:semantics>
</math:math>
</file>